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6701in" fo:margin-left="0in" fo:margin-right="0.0229in" table:align="margins"/>
    </style:style>
    <style:style style:name="Table6.A" style:family="table-column">
      <style:table-column-properties style:column-width="0.2069in" style:rel-column-width="2030*"/>
    </style:style>
    <style:style style:name="Table6.B" style:family="table-column">
      <style:table-column-properties style:column-width="0.9229in" style:rel-column-width="9066*"/>
    </style:style>
    <style:style style:name="Table6.C" style:family="table-column">
      <style:table-column-properties style:column-width="4.541in" style:rel-column-width="44619*"/>
    </style:style>
    <style:style style:name="Table6.D" style:family="table-column">
      <style:table-column-properties style:column-width="0.9993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content" style:family="table">
      <style:table-properties style:width="6.6951in" fo:margin-left="0in" fo:margin-right="-0.0021in" table:align="margins"/>
    </style:style>
    <style:style style:name="content.A" style:family="table-column">
      <style:table-column-properties style:column-width="1.5528in" style:rel-column-width="15199*"/>
    </style:style>
    <style:style style:name="content.B" style:family="table-column">
      <style:table-column-properties style:column-width="0.1799in" style:rel-column-width="1760*"/>
    </style:style>
    <style:style style:name="content.C" style:family="table-column">
      <style:table-column-properties style:column-width="4.9625in" style:rel-column-width="48576*"/>
    </style:style>
    <style:style style:name="content.A1" style:family="table-cell">
      <style:table-cell-properties fo:padding="0in" fo:border="none"/>
    </style:style>
    <style:style style:name="content.8" style:family="table-row">
      <style:table-row-properties style:min-row-height="0.0514in"/>
    </style:style>
    <style:style style:name="content.B8" style:family="table-cell" style:data-style-name="N0">
      <style:table-cell-properties fo:padding="0in" fo:border="none"/>
    </style:style>
    <style:style style:name="content.10" style:family="table-row">
      <style:table-row-properties style:min-row-height="0.2743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96in" style:rel-column-width="14095*"/>
    </style:style>
    <style:style style:name="Table3.B" style:family="table-column">
      <style:table-column-properties style:column-width="0.1132in" style:rel-column-width="1108*"/>
    </style:style>
    <style:style style:name="Table3.C" style:family="table-column">
      <style:table-column-properties style:column-width="1.9785in" style:rel-column-width="19372*"/>
    </style:style>
    <style:style style:name="Table3.D" style:family="table-column">
      <style:table-column-properties style:column-width="0.1326in" style:rel-column-width="1298*"/>
    </style:style>
    <style:style style:name="Table3.E" style:family="table-column">
      <style:table-column-properties style:column-width="3.0292in" style:rel-column-width="2966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2194in" style:rel-column-width="31523*"/>
    </style:style>
    <style:style style:name="Table4.B" style:family="table-column">
      <style:table-column-properties style:column-width="1.184in" style:rel-column-width="11593*"/>
    </style:style>
    <style:style style:name="Table4.C" style:family="table-column">
      <style:table-column-properties style:column-width="0.1701in" style:rel-column-width="1665*"/>
    </style:style>
    <style:style style:name="Table4.D" style:family="table-column">
      <style:table-column-properties style:column-width="2.1194in" style:rel-column-width="20754*"/>
    </style:style>
    <style:style style:name="Table4.1" style:family="table-row">
      <style:table-row-properties style:min-row-height="0.1896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4.0486in" style:rel-column-width="39644*"/>
    </style:style>
    <style:style style:name="Table5.B" style:family="table-column">
      <style:table-column-properties style:column-width="2.6444in" style:rel-column-width="25891*"/>
    </style:style>
    <style:style style:name="Table5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fo:font-weight="normal" fo:background-color="#e6e6e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1" style:font-size-asian="10pt" style:font-name-complex="Arial1" style:font-size-complex="10pt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bold" fo:background-color="transparent" style:font-name-asian="Arial1" style:font-size-asian="10pt" style:font-weight-asian="bold" style:font-name-complex="Arial1" style:font-size-complex="10pt" style:font-weight-complex="bold"/>
    </style:style>
    <style:style style:name="P12" style:family="paragraph" style:parent-style-name="Text_20_body">
      <style:paragraph-properties fo:text-align="justify" style:justify-single-word="false" fo:padding="0in" fo:border="none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Header">
      <style:paragraph-properties fo:text-align="center" style:justify-single-word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" style:family="text">
      <style:text-properties fo:background-color="#ffffff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8">{logo}</text:p>
          </table:table-cell>
          <table:table-cell table:style-name="Table6.C1" office:value-type="string">
            <text:p text:style-name="P19">{badan}</text:p>
            <text:p text:style-name="P19">{kota4}</text:p>
            <text:p text:style-name="P20">{alamat} </text:p>
            <text:p text:style-name="P21">Telp. {tlp} Fax {fax} </text:p>
            <text:p text:style-name="P22"/>
          </table:table-cell>
          <table:table-cell table:style-name="Table6.C1" office:value-type="string">
            <text:p text:style-name="P23"/>
          </table:table-cell>
        </table:table-row>
      </table:table>
      <text:p text:style-name="P11"/>
      <text:p text:style-name="P11"/>
      <text:p text:style-name="P11"/>
      <text:p text:style-name="P11">KEPUTUSAN</text:p>
      <text:p text:style-name="P11">KEPALA {badan} {kota4}</text:p>
      <table:table table:name="content" table:style-name="content">
        <table:table-column table:style-name="content.A"/>
        <table:table-column table:style-name="content.B"/>
        <table:table-column table:style-name="content.C"/>
        <table:table-row>
          <table:table-cell table:style-name="content.A1" office:value-type="string">
            <text:p text:style-name="P1"/>
          </table:table-cell>
          <table:table-cell table:style-name="content.A1" office:value-type="string">
            <text:p text:style-name="P1"/>
          </table:table-cell>
          <table:table-cell table:style-name="content.A1" office:value-type="string">
            <text:p text:style-name="P7"><text:s text:c="14"/><text:span text:style-name="T3">NOMOR : {nomor}</text:span></text:p>
          </table:table-cell>
        </table:table-row>
        <table:table-row>
          <table:table-cell table:style-name="content.A1" table:number-columns-spanned="3" office:value-type="string">
            <text:p text:style-name="P1">TENTANG</text:p>
            <text:p text:style-name="P1">Pencabutan {izin}</text:p>
          </table:table-cell>
          <table:covered-table-cell/>
          <table:covered-table-cell/>
        </table:table-row>
        <table:table-row>
          <table:table-cell table:style-name="content.A1" office:value-type="string">
            <text:p text:style-name="P3"/>
          </table:table-cell>
          <table:table-cell table:style-name="content.A1" office:value-type="string">
            <text:p text:style-name="P3"/>
          </table:table-cell>
          <table:table-cell table:style-name="content.A1" office:value-type="string">
            <text:p text:style-name="P7"/>
          </table:table-cell>
        </table:table-row>
        <table:table-row>
          <table:table-cell table:style-name="content.A1" office:value-type="string">
            <text:p text:style-name="P4">Menimbang <text:s text:c="19"/>:</text:p>
          </table:table-cell>
          <table:table-cell table:style-name="content.A1" office:value-type="string">
            <text:p text:style-name="P4"/>
          </table:table-cell>
          <table:table-cell table:style-name="content.A1" office:value-type="string">
            <text:p text:style-name="P8">Bahwa berhubungan dengan Sdr. {nama} selaku Lekuidator “{perusahaan}” yang beralamat di {alamatPerusahaan} telah menutup usahanya karena {keterangan}.</text:p>
          </table:table-cell>
        </table:table-row>
        <table:table-row>
          <table:table-cell table:style-name="content.A1" office:value-type="string">
            <text:p text:style-name="P4"/>
          </table:table-cell>
          <table:table-cell table:style-name="content.A1" office:value-type="string">
            <text:p text:style-name="P4"/>
          </table:table-cell>
          <table:table-cell table:style-name="content.A1" office:value-type="string">
            <text:p text:style-name="P8"/>
          </table:table-cell>
        </table:table-row>
        <table:table-row>
          <table:table-cell table:style-name="content.A1" office:value-type="string">
            <text:p text:style-name="P4">Mengingat <text:s text:c="21"/>:</text:p>
          </table:table-cell>
          <table:table-cell table:style-name="content.A1" office:value-type="string">
            <text:p text:style-name="P12">[!-- BEGIN row.articles2 --]{titreArticle2} </text:p>
          </table:table-cell>
          <table:table-cell table:style-name="content.A1" office:value-type="string">
            <text:p text:style-name="P12"><text:s/>{texteArticle2}[!-- END row.articles2 --] </text:p>
          </table:table-cell>
        </table:table-row>
        <table:table-row>
          <table:table-cell table:style-name="content.A1" office:value-type="string">
            <text:p text:style-name="P4"/>
          </table:table-cell>
          <table:table-cell table:style-name="content.A1" office:value-type="string">
            <text:p text:style-name="P12"/>
          </table:table-cell>
          <table:table-cell table:style-name="content.A1" office:value-type="string">
            <text:p text:style-name="P12"/>
          </table:table-cell>
        </table:table-row>
        <table:table-row table:style-name="content.8">
          <table:table-cell table:style-name="content.A1" office:value-type="string">
            <text:p text:style-name="P4">Memperhatikan <text:s text:c="13"/>:</text:p>
          </table:table-cell>
          <table:table-cell table:style-name="content.B8" office:value-type="float" office:value="1">
            <text:p text:style-name="P4">1</text:p>
          </table:table-cell>
          <table:table-cell table:style-name="content.A1" office:value-type="string">
            <text:p text:style-name="P12">Akta Pembubaran {perusahaan} Nomor {nomor} Tanggal <text:span text:style-name="T1">{tgl_akta}</text:span> dengan Notaris {notaris}.</text:p>
          </table:table-cell>
        </table:table-row>
        <table:table-row table:style-name="content.8">
          <table:table-cell table:style-name="content.A1" office:value-type="string">
            <text:p text:style-name="P4"/>
          </table:table-cell>
          <table:table-cell table:style-name="content.B8" office:value-type="float" office:value="2">
            <text:p text:style-name="P4">2</text:p>
          </table:table-cell>
          <table:table-cell table:style-name="content.A1" office:value-type="string">
            <text:p text:style-name="P12">Surat Permohonan Penutupan Ijin dari {nama} <text:span text:style-name="T1">selaku Lekuidator {perusahaan} yang beralamat {alamatPerusahaan} tanggal </text:span>{tgl_ajuan}.</text:p>
          </table:table-cell>
        </table:table-row>
        <table:table-row table:style-name="content.10">
          <table:table-cell table:style-name="content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content.A1" table:number-columns-spanned="3" office:value-type="string">
            <text:p text:style-name="P2">M E M U T U S K A N :</text:p>
          </table:table-cell>
          <table:covered-table-cell/>
          <table:covered-table-cell/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4">Menetapkan</text:p>
          </table:table-cell>
          <table:table-cell table:style-name="Table3.A1" office:value-type="string">
            <text:p text:style-name="P14">:</text:p>
          </table:table-cell>
          <table:table-cell table:style-name="Table3.A1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4">PERTAMA</text:p>
          </table:table-cell>
          <table:table-cell table:style-name="Table3.A1" office:value-type="string">
            <text:p text:style-name="P14"/>
          </table:table-cell>
          <table:table-cell table:style-name="Table3.A1" table:number-columns-spanned="3" office:value-type="string">
            <text:p text:style-name="P14">Mencabut {izin} Perusahaan tersebut dibawah ini :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1. <text:s/>Nama Perusahaan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14">{perusahaan}</text:p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2. <text:s/>Alamat Perusahaan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14">{alamatPerusahaan}</text:p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3. <text:s/>Nama Penanggung Jawab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9">{nama}</text:p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4. <text:s/>Nomor {izin}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14">{no_izin}</text:p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4">KEDUA</text:p>
          </table:table-cell>
          <table:table-cell table:style-name="Table3.A1" office:value-type="string">
            <text:p text:style-name="P14">:</text:p>
          </table:table-cell>
          <table:table-cell table:style-name="Table3.A1" table:number-columns-spanned="3" office:value-type="string">
            <text:p text:style-name="P14">Melarang perusahaan sebagaimana dimagsud pada Diktum PERTAMA Keputusan ini, untuk melakukan kegiatan usaha apapun terhitung mulai tanggal <text:soft-page-break/>ditetapkan keputusan ini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4">KETIGA</text:p>
          </table:table-cell>
          <table:table-cell table:style-name="Table3.A1" office:value-type="string">
            <text:p text:style-name="P14">:</text:p>
          </table:table-cell>
          <table:table-cell table:style-name="Table3.A1" table:number-columns-spanned="3" office:value-type="string">
            <text:p text:style-name="P14">Keputusan ini mulai berlaku pada tanggal ditetapkan</text:p>
          </table:table-cell>
          <table:covered-table-cell/>
          <table:covered-table-cell/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>Ditetapkan di</text:p>
          </table:table-cell>
          <table:table-cell table:style-name="Table4.A1" office:value-type="string">
            <text:p text:style-name="P14">:</text:p>
          </table:table-cell>
          <table:table-cell table:style-name="Table4.A1" office:value-type="string">
            <text:p text:style-name="P14">{kota}</text:p>
          </table:table-cell>
        </table:table-row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>Pada Tanggal</text:p>
          </table:table-cell>
          <table:table-cell table:style-name="Table4.A1" office:value-type="string">
            <text:p text:style-name="P14">:</text:p>
          </table:table-cell>
          <table:table-cell table:style-name="Table4.A1" office:value-type="string">
            <text:p text:style-name="P14">{tgl_cabut}</text:p>
          </table:table-cell>
        </table:table-row>
      </table:table>
      <text:p text:style-name="P6"/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5"><text:span text:style-name="T2">{jabatan}<text:line-break/>{badan}<text:line-break/><text:line-break/><text:line-break/><text:line-break/><text:line-break/></text:span><text:span text:style-name="T4">{nama_pejabat}</text:span><text:span text:style-name="T2"> <text:line-break/>NIP. {nip_pejabat}</text:span></text:p>
          </table:table-cell>
        </table:table-row>
        <table:table-row>
          <table:table-cell table:style-name="Table5.A1" table:number-columns-spanned="2" office:value-type="string">
            <text:p text:style-name="P13"/>
          </table:table-cell>
          <table:covered-table-cell/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gi Cahyana</meta:initial-creator>
    <meta:creation-date>2010-12-05T14:29:43.26</meta:creation-date>
    <dc:date>2012-04-25T14:57:58</dc:date>
    <meta:editing-duration>PT03H16M54S</meta:editing-duration>
    <meta:editing-cycles>52</meta:editing-cycles>
    <meta:generator>OpenOffice.org/3.2$Linux OpenOffice.org_project/320m19$Build-9505</meta:generator>
    <meta:document-statistic meta:table-count="5" meta:image-count="0" meta:object-count="0" meta:page-count="2" meta:paragraph-count="50" meta:word-count="164" meta:character-count="1224"/>
    <dc:creator>wrc-alp </dc:creator>
  </office:meta>
</office:document-meta>
</file>